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left" style:writing-mode="lr-tb"/>
    </style:style>
    <style:style style:name="Tabla1.A" style:family="table-column">
      <style:table-column-properties style:column-width="3.425cm"/>
    </style:style>
    <style:style style:name="Tabla1.B" style:family="table-column">
      <style:table-column-properties style:column-width="3.776cm"/>
    </style:style>
    <style:style style:name="Tabla1.C" style:family="table-column">
      <style:table-column-properties style:column-width="9.798cm"/>
    </style:style>
    <style:style style:name="Tabla1.A1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arial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arial" fo:font-weight="bold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color="#000000" style:font-name="arial1" fo:font-weight="bold"/>
    </style:style>
    <style:style style:name="P6" style:family="paragraph" style:parent-style-name="Table_20_Contents">
      <style:paragraph-properties fo:margin-top="0cm" fo:margin-bottom="0cm" style:contextual-spacing="false"/>
      <style:text-properties style:font-name="arial"/>
    </style:style>
    <style:style style:name="T1" style:family="text">
      <style:text-properties fo:color="#1155cc" style:font-name="arial1"/>
    </style:style>
    <style:style style:name="T2" style:family="text">
      <style:text-properties fo:color="#1155cc" style:font-name="arial1" fo:font-weight="bold"/>
    </style:style>
    <style:style style:name="T3" style:family="text">
      <style:text-properties fo:color="#1155cc" style:font-name="arial"/>
    </style:style>
    <style:style style:name="T4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">NOMBRE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5">Gelsi Fabrizio</text:p>
          </table:table-cell>
        </table:table-row>
        <table:table-row>
          <table:table-cell table:style-name="Tabla1.A1" office:value-type="string">
            <text:p text:style-name="P4">EMAIL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2"><text:a xlink:type="simple" xlink:href="mailto:fabrizio.gelsi@gmail.com" office:target-frame-name="_blank" xlink:show="new"><text:span text:style-name="T2">fabrizio.gelsi@gmail.com</text:span></text:a></text:p>
          </table:table-cell>
        </table:table-row>
        <table:table-row>
          <table:table-cell table:style-name="Tabla1.A1" office:value-type="string">
            <text:p text:style-name="P4">PROYECTO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4">Poncho RF</text:p>
          </table:table-cell>
        </table:table-row>
        <table:table-row>
          <table:table-cell table:style-name="Tabla1.A1" office:value-type="string">
            <text:p text:style-name="P4">REPO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2"><text:a xlink:type="simple" xlink:href="https://github.com/fabriziogelsi/ProyectoPCB_CESE_GELSI" office:target-frame-name="_blank" xlink:show="new"><text:span text:style-name="T1">https://github.com/</text:span></text:a></text:p>
          </table:table-cell>
        </table:table-row>
        <table:table-row>
          <table:table-cell table:style-name="Tabla1.A1" office:value-type="string">
            <text:p text:style-name="P4">CORRECCION (Fecha)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Segunda 23/7/17</text:p>
          </table:table-cell>
        </table:table-row>
        <table:table-row>
          <table:table-cell table:style-name="Tabla1.A1" office:value-type="string">
            <text:p text:style-name="P4">Curso CESE - PCB</text:p>
          </table:table-cell>
          <table:table-cell table:style-name="Tabla1.A1" office:value-type="string">
            <text:p text:style-name="P3">Docente</text:p>
          </table:table-cell>
          <table:table-cell table:style-name="Tabla1.A1" office:value-type="string">
            <text:p text:style-name="P3">Diego Brengi</text:p>
          </table:table-cell>
        </table:table-row>
        <table:table-row>
          <table:table-cell table:style-name="Tabla1.A1" office:value-type="string">
            <text:p text:style-name="P4">Documentación</text:p>
          </table:table-cell>
          <table:table-cell table:style-name="Tabla1.A1" office:value-type="string">
            <text:p text:style-name="P3">Archivo hoja de proyecto en /doc</text:p>
          </table:table-cell>
          <table:table-cell table:style-name="Tabla1.A1" office:value-type="string">
            <text:p text:style-name="P3">OK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Archivos de revisiones en /doc</text:p>
          </table:table-cell>
          <table:table-cell table:style-name="Tabla1.A1" office:value-type="string">
            <text:p text:style-name="P3">Faltan las revisiones del docente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Revisor designado</text:p>
          </table:table-cell>
          <table:table-cell table:style-name="Tabla1.A1" office:value-type="string">
            <text:p text:style-name="P3">Alan Toris</text:p>
          </table:table-cell>
        </table:table-row>
        <table:table-row>
          <table:table-cell table:style-name="Tabla1.A1" office:value-type="string">
            <text:p text:style-name="P4">Esquematico</text:p>
          </table:table-cell>
          <table:table-cell table:style-name="Tabla1.A1" office:value-type="string">
            <text:p text:style-name="P3">Bibliotecas</text:p>
          </table:table-cell>
          <table:table-cell table:style-name="Tabla1.A1" office:value-type="string">
            <text:p text:style-name="P3">OK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Rótulo</text:p>
          </table:table-cell>
          <table:table-cell table:style-name="Tabla1.A1" office:value-type="string">
            <text:p text:style-name="P3">OK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Jerarquía</text:p>
          </table:table-cell>
          <table:table-cell table:style-name="Tabla1.A1" office:value-type="string">
            <text:p text:style-name="P3">Simple Hoja. Ok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Campos KiCost</text:p>
          </table:table-cell>
          <table:table-cell table:style-name="Tabla1.A1" office:value-type="string">
            <text:p text:style-name="P3">OK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Prolijidad conexiones</text:p>
          </table:table-cell>
          <table:table-cell table:style-name="Tabla1.A1" office:value-type="string">
            <text:p text:style-name="P3">OK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Referencias de tensión</text:p>
          </table:table-cell>
          <table:table-cell table:style-name="Tabla1.A1" office:value-type="string">
            <text:p text:style-name="P3">OK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Comentarios</text:p>
          </table:table-cell>
          <table:table-cell table:style-name="Tabla1.A1" office:value-type="string">
            <text:p text:style-name="P3">Las revisiones van en el directorio DOC.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La verdad que se me pasó, pero no se puede hacer un diseño sobre un componente/módulo como el H5V3G que no tiene un proveedor y una hoja de datos. Si se consigue proveedor u hoja de datos, indicarlo en alguno de los campos y subir la hoja de datos al proyecto. Sino pasar la página donde lo venden a PDF y agregarla a la documentación.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Los power flag colocarlos en los conectores donde ingresa la alimentación.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ERC</text:p>
          </table:table-cell>
          <table:table-cell table:style-name="Tabla1.A1" office:value-type="string">
            <text:p text:style-name="P3">OK</text:p>
          </table:table-cell>
        </table:table-row>
        <table:table-row>
          <table:table-cell table:style-name="Tabla1.A1" office:value-type="string">
            <text:p text:style-name="P4">Asociación</text:p>
          </table:table-cell>
          <table:table-cell table:style-name="Tabla1.A1" office:value-type="string">
            <text:p text:style-name="P3">Configuración bibliotecas huellas</text:p>
          </table:table-cell>
          <table:table-cell table:style-name="Tabla1.A1" office:value-type="string">
            <text:p text:style-name="P3">OK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4">PCB</text:p>
          </table:table-cell>
          <table:table-cell table:style-name="Tabla1.A1" office:value-type="string">
            <text:p text:style-name="P3">Notas en PCB: Grila pos, ruteo. Pista min, Vía min, aguj. min, capas, terminación superficial.</text:p>
          </table:table-cell>
          <table:table-cell table:style-name="Tabla1.A1" office:value-type="string">
            <text:p text:style-name="P3">El agujero de via no puede ser 0,4 mm porque ese es el diámetro de vía.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Rótulo</text:p>
          </table:table-cell>
          <table:table-cell table:style-name="Tabla1.A1" office:value-type="string">
            <text:p text:style-name="P3">OK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Encapsulados</text:p>
          </table:table-cell>
          <table:table-cell table:style-name="Tabla1.A1" office:value-type="string">
            <text:p text:style-name="P3">Unificar los tamaños de ser posible. Los 1206 estan en deshuso y cuesta conseguirlos. Los 0805 son ideales porque se pueden soldar a mano. Mas chicos que 0805 no es conveniente si se quiere soldar o retrabajar a mano.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Borde del PCB</text:p>
          </table:table-cell>
          <table:table-cell table:style-name="Tabla1.A1" office:value-type="string">
            <text:p text:style-name="P3">OK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Ancho de pistas</text:p>
          </table:table-cell>
          <table:table-cell table:style-name="Tabla1.A1" office:value-type="string">
            <text:p text:style-name="P3">Salvo donde sea necesario, se deberían utilizar más anchas, por ejemplo de 0,3 mm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Tamaño de vía</text:p>
          </table:table-cell>
          <table:table-cell table:style-name="Tabla1.A1" office:value-type="string">
            <text:p text:style-name="P2"><text:span text:style-name="T4">El taladro propuesto no se puede fabricar en el país. Ver : </text:span><text:a xlink:type="simple" xlink:href="http://www.mayerpcb.com/uploads/estandares.pdf" office:target-frame-name="_blank" xlink:show="new"><text:span text:style-name="T3">http://www.mayerpcb.com/</text:span></text:a></text:p>
          </table:table-cell>
        </table:table-row>
        <text:soft-page-break/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DRC</text:p>
          </table:table-cell>
          <table:table-cell table:style-name="Tabla1.A1" office:value-type="string">
            <text:p text:style-name="P3">Da errores. Colocar a 0,3 mm el margen.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Ruteo</text:p>
          </table:table-cell>
          <table:table-cell table:style-name="Tabla1.A1" office:value-type="string">
            <text:p text:style-name="P2"><text:span text:style-name="T4">Debería resolverse con la categoría de 8 mils. </text:span><text:a xlink:type="simple" xlink:href="http://www.mayerpcb.com/uploads/estandares.pdf" office:target-frame-name="_blank" xlink:show="new"><text:span text:style-name="T3">http://www.mayerpcb.com/</text:span></text:a><text:span text:style-name="T4"> corregir las vías.</text:span>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En el esquemático los 3.3V del conector de POncho estan sin conectar y en el PCB siguen conectados. Se debe volver a cargar el netlist y usar el DRC para detectar estos errores.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Emprolijar el ruteo. Líneas más limpias, claras y directas.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Fiduciales</text:p>
          </table:table-cell>
          <table:table-cell table:style-name="Tabla1.A1" office:value-type="string">
            <text:p text:style-name="P3">Faltan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Placement</text:p>
          </table:table-cell>
          <table:table-cell table:style-name="Tabla1.A1" office:value-type="string">
            <text:p text:style-name="P3">Como hay mucho espacio, dejar libre abajo del módulo zigbee. <text:line-break/>Intentar definir dos sectores separados y excluyentes, uno para el Zigbee, y otro para el RF. En el sector inferior izquierdo se mezclan ambos (S1 y R4)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Serigrafía</text:p>
          </table:table-cell>
          <table:table-cell table:style-name="Tabla1.A1" office:value-type="string">
            <text:p text:style-name="P3">FALTA EMPROLIJAR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Textos en cobre o en serigrafía, logos</text:p>
          </table:table-cell>
          <table:table-cell table:style-name="Tabla1.A1" office:value-type="string">
            <text:p text:style-name="P3">FALTA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Dimensiones</text:p>
          </table:table-cell>
          <table:table-cell table:style-name="Tabla1.A1" office:value-type="string">
            <text:p text:style-name="P3">Colocar cotas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Fijación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Belleza/Alineación</text:p>
          </table:table-cell>
          <table:table-cell table:style-name="Tabla1.A1" office:value-type="string">
            <text:p text:style-name="P3">Falta trabajar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Vista 3D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>Areas de cobre</text:p>
          </table:table-cell>
          <table:table-cell table:style-name="Tabla1.A1" office:value-type="string">
            <text:p text:style-name="P6">Definir áreas de cobre. Se eliminará todo el ruteo de GND. Usar una de las capas casi exclusivamente para el plano de GND (BOTTOM)</text:p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9T15:22:42.380880880</dc:date>
    <meta:document-statistic meta:table-count="1" meta:image-count="0" meta:object-count="0" meta:page-count="2" meta:paragraph-count="77" meta:word-count="415" meta:character-count="2432" meta:non-whitespace-character-count="2093"/>
    <meta:generator>LibreOffice/4.2.8.2$Linux_X86_64 LibreOffice_project/420m0$Build-2</meta:generator>
  </office:meta>
</office:document-meta>
</file>